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7cm" draw:marker-end-width="0.277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style:font-name="TeX Gyre Bonum" fo:font-size="10pt" style:font-size-asian="10pt" style:font-size-complex="10pt"/>
    </style:style>
    <style:style style:name="T1" style:family="text">
      <style:text-properties style:font-name="TeX Gyre Bonum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98cm" svg:height="0.267cm" svg:x="0.067cm" svg:y="2.5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249cm" svg:height="1.199cm" svg:x="2.544cm" svg:y="0.145cm">
          <draw:text-box>
            <text:p><text:span text:style-name="T1">build one model</text:span></text:p>
            <text:p><text:span text:style-name="T1">for each driver</text:span></text:p>
          </draw:text-box>
        </draw:frame>
        <draw:frame draw:style-name="gr2" draw:text-style-name="P2" draw:layer="layout" svg:width="2.78cm" svg:height="1.199cm" svg:x="2.544cm" svg:y="2.042cm">
          <draw:text-box>
            <text:p><text:span text:style-name="T1">build model</text:span></text:p>
            <text:p><text:span text:style-name="T1">for all drivers</text:span></text:p>
          </draw:text-box>
        </draw:frame>
        <draw:frame draw:style-name="gr2" draw:text-style-name="P2" draw:layer="layout" svg:width="4.011cm" svg:height="0.725cm" svg:x="7.506cm" svg:y="0.749cm">
          <draw:text-box>
            <text:p><text:span text:style-name="T1">global normalization</text:span></text:p>
          </draw:text-box>
        </draw:frame>
        <draw:frame draw:style-name="gr2" draw:text-style-name="P2" draw:layer="layout" svg:width="4.503cm" svg:height="0.725cm" svg:x="7.506cm" svg:y="-0.114cm">
          <draw:text-box>
            <text:p><text:span text:style-name="T1">normalization by driver</text:span></text:p>
          </draw:text-box>
        </draw:frame>
        <draw:line draw:style-name="gr3" draw:text-style-name="P1" draw:layer="layout" svg:x1="0.492cm" svg:y1="2.397cm" svg:x2="2.27cm" svg:y2="0.873cm">
          <text:p/>
        </draw:line>
        <draw:frame draw:style-name="gr2" draw:text-style-name="P2" draw:layer="layout" svg:width="4.011cm" svg:height="0.725cm" svg:x="7.506cm" svg:y="4.349cm">
          <draw:text-box>
            <text:p><text:span text:style-name="T1">global normalization</text:span></text:p>
          </draw:text-box>
        </draw:frame>
        <draw:line draw:style-name="gr3" draw:text-style-name="P1" draw:layer="layout" svg:x1="6.314cm" svg:y1="0.907cm" svg:x2="7.452cm" svg:y2="1.171cm">
          <text:p/>
        </draw:line>
        <draw:line draw:style-name="gr3" draw:text-style-name="P1" draw:layer="layout" svg:x1="6.299cm" svg:y1="4.775cm" svg:x2="7.452cm" svg:y2="4.771cm">
          <text:p/>
        </draw:line>
        <draw:line draw:style-name="gr3" draw:text-style-name="P1" draw:layer="layout" svg:x1="6.314cm" svg:y1="0.571cm" svg:x2="7.452cm" svg:y2="0.307cm">
          <text:p/>
        </draw:line>
        <draw:frame draw:style-name="gr2" draw:text-style-name="P2" draw:layer="layout" svg:width="3.63cm" svg:height="1.673cm" svg:x="2.545cm" svg:y="3.843cm">
          <draw:text-box>
            <text:p><text:span text:style-name="T1">Remove junk trips</text:span></text:p>
            <text:p><text:span text:style-name="T1">and build model</text:span></text:p>
            <text:p><text:span text:style-name="T1">for all drivers</text:span></text:p>
          </draw:text-box>
        </draw:frame>
        <draw:frame draw:style-name="gr2" draw:text-style-name="P2" draw:layer="layout" svg:width="4.011cm" svg:height="0.725cm" svg:x="7.506cm" svg:y="2.649cm">
          <draw:text-box>
            <text:p><text:span text:style-name="T1">global normalization</text:span></text:p>
          </draw:text-box>
        </draw:frame>
        <draw:frame draw:style-name="gr2" draw:text-style-name="P2" draw:layer="layout" svg:width="4.503cm" svg:height="0.725cm" svg:x="7.506cm" svg:y="1.786cm">
          <draw:text-box>
            <text:p><text:span text:style-name="T1">normalization by driver</text:span></text:p>
          </draw:text-box>
        </draw:frame>
        <draw:line draw:style-name="gr3" draw:text-style-name="P1" draw:layer="layout" svg:x1="6.314cm" svg:y1="2.807cm" svg:x2="7.452cm" svg:y2="3.071cm">
          <text:p/>
        </draw:line>
        <draw:line draw:style-name="gr3" draw:text-style-name="P1" draw:layer="layout" svg:x1="6.314cm" svg:y1="2.471cm" svg:x2="7.452cm" svg:y2="2.207cm">
          <text:p/>
        </draw:line>
        <draw:line draw:style-name="gr3" draw:text-style-name="P1" draw:layer="layout" svg:x1="0.492cm" svg:y1="2.905cm" svg:x2="2.27cm" svg:y2="4.47cm">
          <text:p/>
        </draw:line>
        <draw:line draw:style-name="gr3" draw:text-style-name="P1" draw:layer="layout" svg:x1="0.6cm" svg:y1="2.658cm" svg:x2="2.27cm" svg:y2="2.6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</meta:initial-creator>
    <meta:creation-date>2015-07-13T17:59:08.093928938</meta:creation-date>
    <dc:date>2015-07-14T13:32:04.348886278</dc:date>
    <dc:creator>peter </dc:creator>
    <meta:editing-duration>PT50M32S</meta:editing-duration>
    <meta:editing-cycles>9</meta:editing-cycles>
    <meta:generator>LibreOffice/4.2.8.2$Linux_X86_64 LibreOffice_project/420m0$Build-2</meta:generator>
    <meta:document-statistic meta:object-count="17"/>
  </office:meta>
</office:document-meta>
</file>